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81cm" fo:margin-left="0.557cm" fo:margin-right="0.36cm" table:align="margins"/>
    </style:style>
    <style:style style:name="Tabela1.A" style:family="table-column">
      <style:table-column-properties style:column-width="16.081cm" style:rel-column-width="65535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17cm" fo:margin-left="0.499cm" fo:margin-right="0.33cm" table:align="margins"/>
    </style:style>
    <style:style style:name="Tabela2.A" style:family="table-column">
      <style:table-column-properties style:column-width="16.17cm" style:rel-column-width="65535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11cm" fo:margin-left="0.527cm" fo:margin-right="0.362cm" table:align="margins"/>
    </style:style>
    <style:style style:name="Tabela3.A" style:family="table-column">
      <style:table-column-properties style:column-width="16.11cm" style:rel-column-width="65535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5.963cm" fo:margin-left="0.557cm" fo:margin-right="0.478cm" table:align="margins"/>
    </style:style>
    <style:style style:name="Tabela4.A" style:family="table-column">
      <style:table-column-properties style:column-width="15.963cm" style:rel-column-width="6553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5.963cm" fo:margin-left="0.557cm" fo:margin-right="0.478cm" table:align="margins"/>
    </style:style>
    <style:style style:name="Tabela5.A" style:family="table-column">
      <style:table-column-properties style:column-width="15.963cm" style:rel-column-width="65535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021cm" fo:margin-left="0.527cm" fo:margin-right="0.45cm" table:align="margins"/>
    </style:style>
    <style:style style:name="Tabela6.A" style:family="table-column">
      <style:table-column-properties style:column-width="16.021cm" style:rel-column-width="65535*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5.993cm" fo:margin-left="0.557cm" fo:margin-right="0.448cm" table:align="margins"/>
    </style:style>
    <style:style style:name="Tabela7.A" style:family="table-column">
      <style:table-column-properties style:column-width="15.993cm" style:rel-column-width="65535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5.993cm" fo:margin-left="0.557cm" fo:margin-right="0.448cm" table:align="margins"/>
    </style:style>
    <style:style style:name="Tabela8.A" style:family="table-column">
      <style:table-column-properties style:column-width="15.993cm" style:rel-column-width="9067*"/>
    </style:style>
    <style:style style:name="Tabela8.A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999cm" table:align="margins"/>
    </style:style>
    <style:style style:name="Tabela9.A" style:family="table-column">
      <style:table-column-properties style:column-width="16.999cm" style:rel-column-width="65535*"/>
    </style:style>
    <style:style style:name="Tabela9.A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999cm" table:align="margins"/>
    </style:style>
    <style:style style:name="Tabela10.A" style:family="table-column">
      <style:table-column-properties style:column-width="16.999cm" style:rel-column-width="65535*"/>
    </style:style>
    <style:style style:name="Tabela10.A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999cm" table:align="margins"/>
    </style:style>
    <style:style style:name="Tabela11.A" style:family="table-column">
      <style:table-column-properties style:column-width="16.999cm" style:rel-column-width="65535*"/>
    </style:style>
    <style:style style:name="Tabela11.A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esumos da bibliografia estudada:</text:p>
      <text:p text:style-name="Standard"/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">Elicitando requisitos em projetos de Software Educativo#</text:p>
            <text:p text:style-name="P3">Alex Sandro Gomes, Eduardo Garcia Wanderley</text:p>
          </table:table-cell>
        </table:table-row>
        <table:table-row>
          <table:table-cell table:style-name="Tabela1.A2" office:value-type="string">
            <text:p text:style-name="Standard">O objetivo deste artigo é o de <text:span text:style-name="T1">apresentar um processo de engenharia de software</text:span></text:p>
            <text:p text:style-name="Standard">educativo que permite abordar o desenvolvimento de uma aplicação educativa, enquanto</text:p>
            <text:p text:style-name="Standard">problema de engenharia de software, numa tentativa de eliminar o maior número de</text:p>
            <text:p text:style-name="Standard">decisões ad hoc, substituindo-as por especificações bem fundamentadas. Com isso,</text:p>
            <text:p text:style-name="Standard">espera-se criar interfaces educativas de boa qualidade pedagógica.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Um Processo de Engenharia de Requisitos para Assessorar na</text:p>
            <text:p text:style-name="P3">Seleção das Técnicas de Eliciação de Requisitos de Software</text:p>
            <text:p text:style-name="P3">2005</text:p>
            <text:p text:style-name="Table_20_Contents">Italo Galetti (UNIP) italogaletti@uol.com.br</text:p>
            <text:p text:style-name="Table_20_Contents">Mauro Spínola (USP) mauro.spinola@poli.usp.br</text:p>
          </table:table-cell>
        </table:table-row>
        <table:table-row>
          <table:table-cell table:style-name="Tabela2.A2" office:value-type="string">
            <text:p text:style-name="Table_20_Contents">Este artigo apresenta <text:span text:style-name="T1">um processo de engenharia de requisitos</text:span> que classifica e</text:p>
            <text:p text:style-name="Table_20_Contents">avalia, através de parâmetros, o contexto, o ambiente, o custo, o tempo e o desempenho das</text:p>
            <text:p text:style-name="Table_20_Contents">técnicas de eliciação. Os parâmetros propostos elucidam a seleção das técnicas, expondo as</text:p>
            <text:p text:style-name="Table_20_Contents">condições favoráveis, necessárias, para sua aplicação, aperfeiçoando o entendimento de</text:p>
            <text:p text:style-name="Table_20_Contents">como essas técnicas são selecionadas auxiliando analistas imaturos a terem o mesmo êxito</text:p>
            <text:p text:style-name="Table_20_Contents">que muitos analistas experientes.</text:p>
          </table:table-cell>
        </table:table-row>
      </table:table>
      <text:p text:style-name="Standard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">Documento Te´rico-Prático Etnográfia</text:p>
            <text:p text:style-name="P3">Engenharia de Requisitos de Sistemas de Software</text:p>
            <text:p text:style-name="P3">Versão 1.0</text:p>
            <text:p text:style-name="Table_20_Contents"/>
            <text:p text:style-name="Table_20_Contents">AndréMoniz - (ei99041@fe.up.pt)</text:p>
            <text:p text:style-name="Table_20_Contents">Ant´nio Pinho - (ei99042@fe.up.pt)</text:p>
            <text:p text:style-name="Table_20_Contents">M´rio Pereira - (ei99047@fe.up.pt)</text:p>
            <text:p text:style-name="Table_20_Contents">Rodrigo S´ Guerra - (ei99037@fe.up.pt)</text:p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Este documento pretender ser, de alguma maneira, um tutorial sobre Etnograﬁa,</text:p>
            <text:p text:style-name="Table_20_Contents">onde s˜o cobertos aspectos te´ricos e pr´ticos desta metodologia. Estes procuram dar a </text:p>
            <text:p text:style-name="Table_20_Contents">conhecer a sua importˆncia, as situa¸˜es em que se deve utilizar, como se deve utilizar,e que impacto poder´ ter no desenho de um sistema de software.a</text:p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">Uma Taxonomia da Pesquisa na Área</text:p>
            <text:p text:style-name="P3">de Engenharia de Requisitos</text:p>
            <text:p text:style-name="Table_20_Contents">Paulo Sérgio Naddeo Dias Lopes</text:p>
          </table:table-cell>
        </table:table-row>
        <table:table-row>
          <table:table-cell table:style-name="Tabela4.A2" office:value-type="string">
            <text:p text:style-name="Table_20_Contents">Neste trabalho, propõe-se uma taxonomia da pesquisa em Engenharia</text:p>
            <text:p text:style-name="Table_20_Contents">de Requisitos, organizada ontologicamente, isto é, estruturada de acordo com as</text:p>
            <text:p text:style-name="Table_20_Contents">atividades conduzidas durante o<text:span text:style-name="T1"> processo de requisitos</text:span>. Para isso, são discutidos</text:p>
            <text:p text:style-name="Table_20_Contents">os conceitos básicos da disciplina, são apresentados argumentos sobre a</text:p>
            <text:p text:style-name="Table_20_Contents">mportância do processo de requisitos, são apontadas as principais</text:p>
            <text:p text:style-name="Table_20_Contents">responsabilidades no contexto de cada uma das atividades conduzidas e, por</text:p>
            <text:p text:style-name="Table_20_Contents"><text:soft-page-break/>fim, são identificados os principais participantes do processo. Finalmente, são</text:p>
            <text:p text:style-name="Table_20_Contents">discutidas as dimensões que afetam uma possível classificação e apresenta-se</text:p>
            <text:p text:style-name="Table_20_Contents">um esquema facetado para classificar a pesquisa na área de Engenharia de</text:p>
            <text:p text:style-name="Table_20_Contents">Requisitos.</text:p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">Uma Estratégia para Implantação de uma Gerencia de</text:p>
            <text:p text:style-name="P3">Requisitos Visando a Melhoria Dos Processos de Software</text:p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>Este artigo tem por objetivo definir uma estratégia para a implantação dos</text:p>
            <text:p text:style-name="Table_20_Contents">processos de desenvolvimento e gerenciamento de requisitos para os projetos de</text:p>
            <text:p text:style-name="Table_20_Contents">desenvolvimento e manutenção de software sob responsabilidade do SERPRO,</text:p>
            <text:p text:style-name="Table_20_Contents">estabelecendo um entendimento comum entre o cliente e a equipe de projeto</text:p>
            <text:p text:style-name="Table_20_Contents">quanto aos requisitos que serão atendidos no projeto de software.</text:p>
          </table:table-cell>
        </table:table-row>
      </table:table>
      <text:p text:style-name="Standard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">Pesquisa de Tese de Doutorado</text:p>
            <text:p text:style-name="Table_20_Contents">Autor: Michel Heluey Fortuna</text:p>
          </table:table-cell>
        </table:table-row>
        <table:table-row>
          <table:table-cell table:style-name="Tabela6.A2" office:value-type="string">
            <text:p text:style-name="Table_20_Contents">Elaborar uma proposta (preliminar) de tese de doutorado que contemple as</text:p>
            <text:p text:style-name="Table_20_Contents">áreas de Engenharia de Requisitos (ERq) e CSCW.</text:p>
          </table:table-cell>
        </table:table-row>
      </table:table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">Uma Proposta para Avaliação de Equipes de Requisitos</text:p>
          </table:table-cell>
        </table:table-row>
        <table:table-row>
          <table:table-cell table:style-name="Tabela7.A2" office:value-type="string">
            <text:p text:style-name="Table_20_Contents">Nosso artigo detalha uma proposta de método de avaliação de equipes de requisitos. A construção foi baseada na observação e análise dos comportamentos de quatro equipes (duas equipes cliente e duas equipes de requisitos) em um Laboratório de Requisitos experimental [15] e na literatura que resumimos acima. Nossa principal contribuição é a apresentação de um método intuitivo, fundamentado em observação, anotações e uso de recursos visuais para analisar equipes com diferentes perfis. Em seguida apresentaremos o método e suas <text:s text:c="5"/>principais etapas.</text:p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Table_20_Contents">Analise de Negócios <text:s text:c="22"/>kerber</text:p>
          </table:table-cell>
        </table:table-row>
        <table:table-row>
          <table:table-cell table:style-name="Tabela8.A2" office:value-type="string">
            <text:p text:style-name="P5">Análise de Negócios</text:p>
            <text:p text:style-name="P5">Gostei desse “negócio”, mas por onde começar?</text:p>
            <text:p text:style-name="P5">Você foi picado pela mosquinha da análise de negócios? Acredita que ela</text:p>
            <text:p text:style-name="P5">pode ajudar a resolver problemas que vem atormentando os seus projetos?</text:p>
            <text:p text:style-name="P5">Descobriu nela um lugar para as suas habilidades de profissional de negócios que</text:p>
            <text:p text:style-name="P5">adora TI ou de profissional de TI que adora negócios?</text:p>
            <text:p text:style-name="P5">Apesar da procura dos profissionais, há pouca informação formatada para</text:p>
            <text:p text:style-name="P5">quem está começando então pensei que um guia rápido poderia ser útil.</text:p>
            <text:p text:style-name="P5">Como não sou muito formal, escrevi esse guia com a informalidade de uma</text:p>
            <text:p text:style-name="P5">conversa, tudo de cabeça - sem referências - só o que está fresquinho na cuca. É</text:p>
            <text:p text:style-name="P5">um papo que eu levaria com um amigo interessado no assunto. Se tiver alguma</text:p>
            <text:p text:style-name="P5">dúvida ou estiver faltando algo, envie um e-mail, ok?</text:p>
            <text:p text:style-name="P5">Análise de Negócios – Eu gostei desse “negócio”</text:p>
            <text:p text:style-name="P5">KerberBem-vindo e bom proveito!</text:p>
            <text:p text:style-name="P5">BA – www.kerber.com.br [2009-02-03]</text:p>
            <text:p text:style-name="P5">Kerber</text:p>
            <text:p text:style-name="P5"/>
          </table:table-cell>
        </table:table-row>
      </table:table>
      <text:p text:style-name="Standard"/>
      <text:p text:style-name="Standard"><text:soft-page-break/>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Table_20_Contents"/>
          </table:table-cell>
        </table:table-row>
        <table:table-row>
          <table:table-cell table:style-name="Tabela9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Table_20_Contents"/>
          </table:table-cell>
        </table:table-row>
        <table:table-row>
          <table:table-cell table:style-name="Tabela10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Table_20_Contents"/>
          </table:table-cell>
        </table:table-row>
        <table:table-row>
          <table:table-cell table:style-name="Tabela1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2T16:46:07</meta:creation-date>
    <dc:date>2009-07-07T21:11:40</dc:date>
    <meta:editing-duration>PT03H37M53S</meta:editing-duration>
    <meta:editing-cycles>14</meta:editing-cycles>
    <meta:generator>OpenOffice.org/3.0$Linux OpenOffice.org_project/300m7$Build-9354</meta:generator>
    <meta:document-statistic meta:table-count="11" meta:image-count="0" meta:object-count="0" meta:page-count="3" meta:paragraph-count="72" meta:word-count="695" meta:character-count="4677"/>
    <meta:user-defined meta:name="Informações 1"/>
    <meta:user-defined meta:name="Informações 2"/>
    <meta:user-defined meta:name="Informações 3"/>
    <meta:user-defined meta:name="Informações 4"/>
  </office:meta>
</office:document-meta>
</file>